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7.648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0">
      <style:table-cell-properties fo:wrap-option="wrap"/>
    </style:style>
    <style:style style:name="ce4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14">
            <text:p>14/12</text:p>
          </table:table-cell>
          <table:table-cell table:style-name="ce23" office:value-type="date" office:date-value="2015-12-13">
            <text:p>13/12</text:p>
          </table:table-cell>
          <table:table-cell table:style-name="ce23" office:value-type="date" office:date-value="2015-12-12">
            <text:p>12/12</text:p>
          </table:table-cell>
          <table:table-cell table:style-name="ce23" office:value-type="date" office:date-value="2015-12-11">
            <text:p>11/12</text:p>
          </table:table-cell>
          <table:table-cell table:style-name="ce23" office:value-type="date" office:date-value="2015-12-10">
            <text:p>10/12</text:p>
          </table:table-cell>
          <table:table-cell table:style-name="ce23" office:value-type="date" office:date-value="2015-12-09">
            <text:p>09/12</text:p>
          </table:table-cell>
          <table:table-cell table:style-name="ce23" office:value-type="date" office:date-value="2015-12-08">
            <text:p>08/12</text:p>
          </table:table-cell>
          <table:table-cell table:style-name="ce23" office:value-type="date" office:date-value="2015-12-07">
            <text:p>07/12</text:p>
          </table:table-cell>
          <table:table-cell table:style-name="ce23" office:value-type="date" office:date-value="2015-12-06">
            <text:p>06/12</text:p>
          </table:table-cell>
          <table:table-cell table:style-name="ce23" office:value-type="date" office:date-value="2015-12-05">
            <text:p>05/12</text:p>
          </table:table-cell>
          <table:table-cell table:style-name="ce23" office:value-type="date" office:date-value="2015-12-04">
            <text:p>04/12</text:p>
          </table:table-cell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02"/>
        </table:table-row>
        <table:table-row table:style-name="ro11" table:visibility="collapse">
          <table:table-cell table:style-name="ce13"/>
          <table:table-cell table:style-name="ce25" table:number-columns-repeated="304"/>
          <table:table-cell table:style-name="ce23"/>
          <table:table-cell table:style-name="Default" table:number-columns-repeated="16"/>
          <table:table-cell table:style-name="ce23" table:number-columns-repeated="702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S6])" office:value-type="float" office:value="1508.5">
            <text:p>1508,5</text:p>
          </table:table-cell>
          <table:table-cell table:style-name="ce27"/>
          <table:table-cell table:style-name="ce27" table:formula="of:=SUM([.D7:.D41])" office:value-type="float" office:value="6">
            <text:p>6,0</text:p>
          </table:table-cell>
          <table:table-cell table:style-name="ce27" table:formula="of:=SUM([.E7:.E41])" office:value-type="float" office:value="1">
            <text:p>1,0</text:p>
          </table:table-cell>
          <table:table-cell table:style-name="ce27" table:formula="of:=SUM([.F7:.F41])" office:value-type="float" office:value="8">
            <text:p>8,0</text:p>
          </table:table-cell>
          <table:table-cell table:style-name="ce27" table:formula="of:=SUM([.G7:.G41])" office:value-type="float" office:value="6">
            <text:p>6,0</text:p>
          </table:table-cell>
          <table:table-cell table:style-name="ce27" table:formula="of:=SUM([.H7:.H41])" office:value-type="float" office:value="9.5">
            <text:p>9,5</text:p>
          </table:table-cell>
          <table:table-cell table:style-name="ce27" table:formula="of:=SUM([.I7:.I41])" office:value-type="float" office:value="6.5">
            <text:p>6,5</text:p>
          </table:table-cell>
          <table:table-cell table:style-name="ce27" table:formula="of:=SUM([.J7:.J41])" office:value-type="float" office:value="9">
            <text:p>9,0</text:p>
          </table:table-cell>
          <table:table-cell table:style-name="ce27" table:formula="of:=SUM([.K7:.K41])" office:value-type="float" office:value="7.5">
            <text:p>7,5</text:p>
          </table:table-cell>
          <table:table-cell table:style-name="ce27" table:formula="of:=SUM([.L7:.L41])" office:value-type="float" office:value="3">
            <text:p>3,0</text:p>
          </table:table-cell>
          <table:table-cell table:style-name="ce27" table:formula="of:=SUM([.M7:.M41])" office:value-type="float" office:value="0">
            <text:p>0,0</text:p>
          </table:table-cell>
          <table:table-cell table:style-name="ce27" table:formula="of:=SUM([.N7:.N41])" office:value-type="float" office:value="4.5">
            <text:p>4,5</text:p>
          </table:table-cell>
          <table:table-cell table:style-name="ce27" table:formula="of:=SUM([.O7:.O41])" office:value-type="float" office:value="10">
            <text:p>10,0</text:p>
          </table:table-cell>
          <table:table-cell table:style-name="ce27" table:formula="of:=SUM([.P7:.P41])" office:value-type="float" office:value="2">
            <text:p>2,0</text:p>
          </table:table-cell>
          <table:table-cell table:style-name="ce27" table:formula="of:=SUM([.Q7:.Q41])" office:value-type="float" office:value="9">
            <text:p>9,0</text:p>
          </table:table-cell>
          <table:table-cell table:style-name="ce27" table:formula="of:=SUM([.R7:.R41])" office:value-type="float" office:value="7.5">
            <text:p>7,5</text:p>
          </table:table-cell>
          <table:table-cell table:style-name="ce27" table:formula="of:=SUM([.S7:.S41])" office:value-type="float" office:value="1.5">
            <text:p>1,5</text:p>
          </table:table-cell>
          <table:table-cell table:style-name="ce27" table:formula="of:=SUM([.T7:.T41])" office:value-type="float" office:value="3">
            <text:p>3,0</text:p>
          </table:table-cell>
          <table:table-cell table:style-name="ce27" table:formula="of:=SUM([.U7:.U41])" office:value-type="float" office:value="9">
            <text:p>9,0</text:p>
          </table:table-cell>
          <table:table-cell table:style-name="ce27" table:formula="of:=SUM([.V7:.V41])" office:value-type="float" office:value="5.5">
            <text:p>5,5</text:p>
          </table:table-cell>
          <table:table-cell table:style-name="ce27" table:formula="of:=SUM([.W7:.W41])" office:value-type="float" office:value="10.5">
            <text:p>10,5</text:p>
          </table:table-cell>
          <table:table-cell table:style-name="ce27" table:formula="of:=SUM([.X7:.X41])" office:value-type="float" office:value="9.5">
            <text:p>9,5</text:p>
          </table:table-cell>
          <table:table-cell table:style-name="ce27" table:formula="of:=SUM([.Y7:.Y41])" office:value-type="float" office:value="5.5">
            <text:p>5,5</text:p>
          </table:table-cell>
          <table:table-cell table:style-name="ce27" table:formula="of:=SUM([.Z7:.Z41])" office:value-type="float" office:value="0.5">
            <text:p>0,5</text:p>
          </table:table-cell>
          <table:table-cell table:style-name="ce27" table:formula="of:=SUM([.AA7:.AA41])" office:value-type="float" office:value="0">
            <text:p>0,0</text:p>
          </table:table-cell>
          <table:table-cell table:style-name="ce27" table:formula="of:=SUM([.AB7:.AB41])" office:value-type="float" office:value="7">
            <text:p>7,0</text:p>
          </table:table-cell>
          <table:table-cell table:style-name="ce27" table:formula="of:=SUM([.AC7:.AC41])" office:value-type="float" office:value="6">
            <text:p>6,0</text:p>
          </table:table-cell>
          <table:table-cell table:style-name="ce27" table:formula="of:=SUM([.AD7:.AD41])" office:value-type="float" office:value="7.5">
            <text:p>7,5</text:p>
          </table:table-cell>
          <table:table-cell table:style-name="ce27" table:formula="of:=SUM([.AE7:.AE41])" office:value-type="float" office:value="12">
            <text:p>12,0</text:p>
          </table:table-cell>
          <table:table-cell table:style-name="ce27" table:formula="of:=SUM([.AF7:.AF41])" office:value-type="float" office:value="8.5">
            <text:p>8,5</text:p>
          </table:table-cell>
          <table:table-cell table:style-name="ce27" table:formula="of:=SUM([.AG7:.AG41])" office:value-type="float" office:value="1">
            <text:p>1,0</text:p>
          </table:table-cell>
          <table:table-cell table:style-name="ce27" table:formula="of:=SUM([.AH7:.AH41])" office:value-type="float" office:value="1">
            <text:p>1,0</text:p>
          </table:table-cell>
          <table:table-cell table:style-name="ce27" table:formula="of:=SUM([.AI7:.AI41])" office:value-type="float" office:value="7">
            <text:p>7,0</text:p>
          </table:table-cell>
          <table:table-cell table:style-name="ce27" table:formula="of:=SUM([.AJ7:.AJ41])" office:value-type="float" office:value="7">
            <text:p>7,0</text:p>
          </table:table-cell>
          <table:table-cell table:style-name="ce27" table:formula="of:=SUM([.AK7:.AK41])" office:value-type="float" office:value="2">
            <text:p>2,0</text:p>
          </table:table-cell>
          <table:table-cell table:style-name="ce27" table:formula="of:=SUM([.AL7:.AL41])" office:value-type="float" office:value="10">
            <text:p>10,0</text:p>
          </table:table-cell>
          <table:table-cell table:style-name="ce27" table:formula="of:=SUM([.AM7:.AM41])" office:value-type="float" office:value="9">
            <text:p>9,0</text:p>
          </table:table-cell>
          <table:table-cell table:style-name="ce27" table:formula="of:=SUM([.AN7:.AN41])" office:value-type="float" office:value="1">
            <text:p>1,0</text:p>
          </table:table-cell>
          <table:table-cell table:style-name="ce27" table:formula="of:=SUM([.AO7:.AO41])" office:value-type="float" office:value="2.5">
            <text:p>2,5</text:p>
          </table:table-cell>
          <table:table-cell table:style-name="ce27" table:formula="of:=SUM([.AP7:.AP41])" office:value-type="float" office:value="11">
            <text:p>11,0</text:p>
          </table:table-cell>
          <table:table-cell table:style-name="ce27" table:formula="of:=SUM([.AQ7:.AQ41])" office:value-type="float" office:value="8">
            <text:p>8,0</text:p>
          </table:table-cell>
          <table:table-cell table:style-name="ce27" table:formula="of:=SUM([.AR7:.AR41])" office:value-type="float" office:value="8.5">
            <text:p>8,5</text:p>
          </table:table-cell>
          <table:table-cell table:style-name="ce27" table:formula="of:=SUM([.AS7:.AS41])" office:value-type="float" office:value="9">
            <text:p>9,0</text:p>
          </table:table-cell>
          <table:table-cell table:style-name="ce27" table:formula="of:=SUM([.AT7:.AT41])" office:value-type="float" office:value="9.5">
            <text:p>9,5</text:p>
          </table:table-cell>
          <table:table-cell table:style-name="ce27" table:formula="of:=SUM([.AU7:.AU41])" office:value-type="float" office:value="2.5">
            <text:p>2,5</text:p>
          </table:table-cell>
          <table:table-cell table:style-name="ce27" table:formula="of:=SUM([.AV7:.AV41])" office:value-type="float" office:value="0">
            <text:p>0,0</text:p>
          </table:table-cell>
          <table:table-cell table:style-name="ce27" table:formula="of:=SUM([.AW7:.AW41])" office:value-type="float" office:value="8">
            <text:p>8,0</text:p>
          </table:table-cell>
          <table:table-cell table:style-name="ce27" table:formula="of:=SUM([.AX7:.AX41])" office:value-type="float" office:value="5">
            <text:p>5,0</text:p>
          </table:table-cell>
          <table:table-cell table:style-name="ce27" table:formula="of:=SUM([.AY7:.AY41])" office:value-type="float" office:value="8">
            <text:p>8,0</text:p>
          </table:table-cell>
          <table:table-cell table:style-name="ce27" table:formula="of:=SUM([.AZ7:.AZ41])" office:value-type="float" office:value="8">
            <text:p>8,0</text:p>
          </table:table-cell>
          <table:table-cell table:style-name="ce27" table:formula="of:=SUM([.BA7:.BA41])" office:value-type="float" office:value="7">
            <text:p>7,0</text:p>
          </table:table-cell>
          <table:table-cell table:style-name="ce27" table:formula="of:=SUM([.BB7:.BB41])" office:value-type="float" office:value="1">
            <text:p>1,0</text:p>
          </table:table-cell>
          <table:table-cell table:style-name="ce27" table:formula="of:=SUM([.BC7:.BC41])" office:value-type="float" office:value="0">
            <text:p>0,0</text:p>
          </table:table-cell>
          <table:table-cell table:style-name="ce27" table:formula="of:=SUM([.BD7:.BD41])" office:value-type="float" office:value="7.5">
            <text:p>7,5</text:p>
          </table:table-cell>
          <table:table-cell table:style-name="ce27" table:formula="of:=SUM([.BE7:.BE41])" office:value-type="float" office:value="8">
            <text:p>8,0</text:p>
          </table:table-cell>
          <table:table-cell table:style-name="ce27" table:formula="of:=SUM([.BF7:.BF41])" office:value-type="float" office:value="9">
            <text:p>9,0</text:p>
          </table:table-cell>
          <table:table-cell table:style-name="ce27" table:formula="of:=SUM([.BG7:.BG41])" office:value-type="float" office:value="9">
            <text:p>9,0</text:p>
          </table:table-cell>
          <table:table-cell table:style-name="ce27" table:formula="of:=SUM([.BH7:.BH41])" office:value-type="float" office:value="9.5">
            <text:p>9,5</text:p>
          </table:table-cell>
          <table:table-cell table:style-name="ce27" table:formula="of:=SUM([.BI7:.BI41])" office:value-type="float" office:value="1">
            <text:p>1,0</text:p>
          </table:table-cell>
          <table:table-cell table:style-name="ce27" table:formula="of:=SUM([.BJ7:.BJ41])" office:value-type="float" office:value="0">
            <text:p>0,0</text:p>
          </table:table-cell>
          <table:table-cell table:style-name="ce27" table:formula="of:=SUM([.BK7:.BK41])" office:value-type="float" office:value="7.5">
            <text:p>7,5</text:p>
          </table:table-cell>
          <table:table-cell table:style-name="ce27" table:formula="of:=SUM([.BL7:.BL41])" office:value-type="float" office:value="8.5">
            <text:p>8,5</text:p>
          </table:table-cell>
          <table:table-cell table:style-name="ce27" table:formula="of:=SUM([.BM7:.BM41])" office:value-type="float" office:value="8">
            <text:p>8,0</text:p>
          </table:table-cell>
          <table:table-cell table:style-name="ce27" table:formula="of:=SUM([.BN7:.BN41])" office:value-type="float" office:value="10">
            <text:p>10,0</text:p>
          </table:table-cell>
          <table:table-cell table:style-name="ce27" table:formula="of:=SUM([.BO7:.BO41])" office:value-type="float" office:value="8.5">
            <text:p>8,5</text:p>
          </table:table-cell>
          <table:table-cell table:style-name="ce27" table:formula="of:=SUM([.BP7:.BP41])" office:value-type="float" office:value="3.5">
            <text:p>3,5</text:p>
          </table:table-cell>
          <table:table-cell table:style-name="ce27" table:formula="of:=SUM([.BQ7:.BQ41])" office:value-type="float" office:value="0">
            <text:p>0,0</text:p>
          </table:table-cell>
          <table:table-cell table:style-name="ce27" table:formula="of:=SUM([.BR7:.BR41])" office:value-type="float" office:value="6.5">
            <text:p>6,5</text:p>
          </table:table-cell>
          <table:table-cell table:style-name="ce27" table:formula="of:=SUM([.BS7:.BS41])" office:value-type="float" office:value="10.5">
            <text:p>10,5</text:p>
          </table:table-cell>
          <table:table-cell table:style-name="ce27" table:formula="of:=SUM([.BT7:.BT41])" office:value-type="float" office:value="5">
            <text:p>5,0</text:p>
          </table:table-cell>
          <table:table-cell table:style-name="ce27" table:formula="of:=SUM([.BU7:.BU41])" office:value-type="float" office:value="9">
            <text:p>9,0</text:p>
          </table:table-cell>
          <table:table-cell table:style-name="ce27" table:formula="of:=SUM([.BV7:.BV41])" office:value-type="float" office:value="5">
            <text:p>5,0</text:p>
          </table:table-cell>
          <table:table-cell table:style-name="ce27" table:formula="of:=SUM([.BW7:.BW41])" office:value-type="float" office:value="0">
            <text:p>0,0</text:p>
          </table:table-cell>
          <table:table-cell table:style-name="ce27" table:formula="of:=SUM([.BX7:.BX41])" office:value-type="float" office:value="3.5">
            <text:p>3,5</text:p>
          </table:table-cell>
          <table:table-cell table:style-name="ce27" table:formula="of:=SUM([.BY7:.BY41])" office:value-type="float" office:value="7">
            <text:p>7,0</text:p>
          </table:table-cell>
          <table:table-cell table:style-name="ce27" table:formula="of:=SUM([.BZ7:.BZ41])" office:value-type="float" office:value="11">
            <text:p>11,0</text:p>
          </table:table-cell>
          <table:table-cell table:style-name="ce27" table:formula="of:=SUM([.CA7:.CA41])" office:value-type="float" office:value="9.5">
            <text:p>9,5</text:p>
          </table:table-cell>
          <table:table-cell table:style-name="ce27" table:formula="of:=SUM([.CB7:.CB41])" office:value-type="float" office:value="8.5">
            <text:p>8,5</text:p>
          </table:table-cell>
          <table:table-cell table:style-name="ce27" table:formula="of:=SUM([.CC7:.CC41])" office:value-type="float" office:value="7.5">
            <text:p>7,5</text:p>
          </table:table-cell>
          <table:table-cell table:style-name="ce27" table:formula="of:=SUM([.CD7:.CD41])" office:value-type="float" office:value="0">
            <text:p>0,0</text:p>
          </table:table-cell>
          <table:table-cell table:style-name="ce27" table:formula="of:=SUM([.CE7:.CE41])" office:value-type="float" office:value="0">
            <text:p>0,0</text:p>
          </table:table-cell>
          <table:table-cell table:style-name="ce27" table:formula="of:=SUM([.CF7:.CF41])" office:value-type="float" office:value="9">
            <text:p>9,0</text:p>
          </table:table-cell>
          <table:table-cell table:style-name="ce27" table:formula="of:=SUM([.CG7:.CG41])" office:value-type="float" office:value="10.5">
            <text:p>10,5</text:p>
          </table:table-cell>
          <table:table-cell table:style-name="ce27" table:formula="of:=SUM([.CH7:.CH41])" office:value-type="float" office:value="7.5">
            <text:p>7,5</text:p>
          </table:table-cell>
          <table:table-cell table:style-name="ce27" table:formula="of:=SUM([.CI7:.CI41])" office:value-type="float" office:value="10">
            <text:p>10,0</text:p>
          </table:table-cell>
          <table:table-cell table:style-name="ce27" table:formula="of:=SUM([.CJ7:.CJ41])" office:value-type="float" office:value="8.5">
            <text:p>8,5</text:p>
          </table:table-cell>
          <table:table-cell table:style-name="ce27" table:formula="of:=SUM([.CK7:.CK41])" office:value-type="float" office:value="0">
            <text:p>0,0</text:p>
          </table:table-cell>
          <table:table-cell table:style-name="ce27" table:formula="of:=SUM([.CL7:.CL41])" office:value-type="float" office:value="0.5">
            <text:p>0,5</text:p>
          </table:table-cell>
          <table:table-cell table:style-name="ce27" table:formula="of:=SUM([.CM7:.CM41])" office:value-type="float" office:value="7.5">
            <text:p>7,5</text:p>
          </table:table-cell>
          <table:table-cell table:style-name="ce27" table:formula="of:=SUM([.CN7:.CN41])" office:value-type="float" office:value="10">
            <text:p>10,0</text:p>
          </table:table-cell>
          <table:table-cell table:style-name="ce27" table:formula="of:=SUM([.CO7:.CO41])" office:value-type="float" office:value="10.5">
            <text:p>10,5</text:p>
          </table:table-cell>
          <table:table-cell table:style-name="ce27" table:formula="of:=SUM([.CP7:.CP41])" office:value-type="float" office:value="8.5">
            <text:p>8,5</text:p>
          </table:table-cell>
          <table:table-cell table:style-name="ce27" table:formula="of:=SUM([.CQ7:.CQ41])" office:value-type="float" office:value="7.5">
            <text:p>7,5</text:p>
          </table:table-cell>
          <table:table-cell table:style-name="ce27" table:formula="of:=SUM([.CR7:.CR41])" office:value-type="float" office:value="0">
            <text:p>0,0</text:p>
          </table:table-cell>
          <table:table-cell table:style-name="ce27" table:formula="of:=SUM([.CS7:.CS41])" office:value-type="float" office:value="0">
            <text:p>0,0</text:p>
          </table:table-cell>
          <table:table-cell table:style-name="ce27" table:formula="of:=SUM([.CT7:.CT41])" office:value-type="float" office:value="8.5">
            <text:p>8,5</text:p>
          </table:table-cell>
          <table:table-cell table:style-name="ce27" table:formula="of:=SUM([.CU7:.CU41])" office:value-type="float" office:value="7.5">
            <text:p>7,5</text:p>
          </table:table-cell>
          <table:table-cell table:style-name="ce27" table:formula="of:=SUM([.CV7:.CV41])" office:value-type="float" office:value="6.5">
            <text:p>6,5</text:p>
          </table:table-cell>
          <table:table-cell table:style-name="ce27" table:formula="of:=SUM([.CW7:.CW41])" office:value-type="float" office:value="2">
            <text:p>2,0</text:p>
          </table:table-cell>
          <table:table-cell table:style-name="ce27" table:formula="of:=SUM([.CX7:.CX41])" office:value-type="float" office:value="5.5">
            <text:p>5,5</text:p>
          </table:table-cell>
          <table:table-cell table:style-name="ce27" table:formula="of:=SUM([.CY7:.CY41])" office:value-type="float" office:value="13.5">
            <text:p>13,5</text:p>
          </table:table-cell>
          <table:table-cell table:style-name="ce27" table:formula="of:=SUM([.CZ7:.CZ41])" office:value-type="float" office:value="8.5">
            <text:p>8,5</text:p>
          </table:table-cell>
          <table:table-cell table:style-name="ce27" table:formula="of:=SUM([.DA7:.DA41])" office:value-type="float" office:value="9.5">
            <text:p>9,5</text:p>
          </table:table-cell>
          <table:table-cell table:style-name="ce27" table:formula="of:=SUM([.DB7:.DB41])" office:value-type="float" office:value="8.5">
            <text:p>8,5</text:p>
          </table:table-cell>
          <table:table-cell table:style-name="ce27" table:formula="of:=SUM([.DC7:.DC41])" office:value-type="float" office:value="9">
            <text:p>9,0</text:p>
          </table:table-cell>
          <table:table-cell table:style-name="ce27" table:formula="of:=SUM([.DD7:.DD41])" office:value-type="float" office:value="10.5">
            <text:p>10,5</text:p>
          </table:table-cell>
          <table:table-cell table:style-name="ce27" table:formula="of:=SUM([.DE7:.DE41])" office:value-type="float" office:value="3">
            <text:p>3,0</text:p>
          </table:table-cell>
          <table:table-cell table:style-name="ce27" table:formula="of:=SUM([.DF7:.DF41])" office:value-type="float" office:value="0">
            <text:p>0,0</text:p>
          </table:table-cell>
          <table:table-cell table:style-name="ce27" table:formula="of:=SUM([.DG7:.DG41])" office:value-type="float" office:value="0">
            <text:p>0,0</text:p>
          </table:table-cell>
          <table:table-cell table:style-name="ce27" table:formula="of:=SUM([.DH7:.DH41])" office:value-type="float" office:value="0">
            <text:p>0,0</text:p>
          </table:table-cell>
          <table:table-cell table:style-name="ce27" table:formula="of:=SUM([.DI7:.DI41])" office:value-type="float" office:value="0">
            <text:p>0,0</text:p>
          </table:table-cell>
          <table:table-cell table:style-name="ce27" table:formula="of:=SUM([.DJ7:.DJ41])" office:value-type="float" office:value="0">
            <text:p>0,0</text:p>
          </table:table-cell>
          <table:table-cell table:style-name="ce27" table:formula="of:=SUM([.DK7:.DK41])" office:value-type="float" office:value="0">
            <text:p>0,0</text:p>
          </table:table-cell>
          <table:table-cell table:style-name="ce27" table:formula="of:=SUM([.DL7:.DL41])" office:value-type="float" office:value="0">
            <text:p>0,0</text:p>
          </table:table-cell>
          <table:table-cell table:style-name="ce27" table:formula="of:=SUM([.DM7:.DM41])" office:value-type="float" office:value="0">
            <text:p>0,0</text:p>
          </table:table-cell>
          <table:table-cell table:style-name="ce27" table:formula="of:=SUM([.DN7:.DN41])" office:value-type="float" office:value="0">
            <text:p>0,0</text:p>
          </table:table-cell>
          <table:table-cell table:style-name="ce27" table:formula="of:=SUM([.DO7:.DO41])" office:value-type="float" office:value="0">
            <text:p>0,0</text:p>
          </table:table-cell>
          <table:table-cell table:style-name="ce27" table:formula="of:=SUM([.DP7:.DP41])" office:value-type="float" office:value="0">
            <text:p>0,0</text:p>
          </table:table-cell>
          <table:table-cell table:style-name="ce27" table:formula="of:=SUM([.DQ7:.DQ41])" office:value-type="float" office:value="0">
            <text:p>0,0</text:p>
          </table:table-cell>
          <table:table-cell table:style-name="ce27" table:formula="of:=SUM([.DR7:.DR41])" office:value-type="float" office:value="0">
            <text:p>0,0</text:p>
          </table:table-cell>
          <table:table-cell table:style-name="ce27" table:formula="of:=SUM([.DS7:.DS41])" office:value-type="float" office:value="0">
            <text:p>0,0</text:p>
          </table:table-cell>
          <table:table-cell table:style-name="ce27" table:formula="of:=SUM([.DT7:.DT41])" office:value-type="float" office:value="0.5">
            <text:p>0,5</text:p>
          </table:table-cell>
          <table:table-cell table:style-name="ce27" table:formula="of:=SUM([.DU7:.DU41])" office:value-type="float" office:value="0">
            <text:p>0,0</text:p>
          </table:table-cell>
          <table:table-cell table:style-name="ce27" table:formula="of:=SUM([.DV7:.DV41])" office:value-type="float" office:value="8">
            <text:p>8,0</text:p>
          </table:table-cell>
          <table:table-cell table:style-name="ce27" table:formula="of:=SUM([.DW7:.DW41])" office:value-type="float" office:value="0.5">
            <text:p>0,5</text:p>
          </table:table-cell>
          <table:table-cell table:style-name="ce27" table:formula="of:=SUM([.DX7:.DX41])" office:value-type="float" office:value="4.5">
            <text:p>4,5</text:p>
          </table:table-cell>
          <table:table-cell table:style-name="ce27" table:formula="of:=SUM([.DY7:.DY41])" office:value-type="float" office:value="10">
            <text:p>10,0</text:p>
          </table:table-cell>
          <table:table-cell table:style-name="ce27" table:formula="of:=SUM([.DZ7:.DZ41])" office:value-type="float" office:value="6.5">
            <text:p>6,5</text:p>
          </table:table-cell>
          <table:table-cell table:style-name="ce27" table:formula="of:=SUM([.EA7:.EA41])" office:value-type="float" office:value="0">
            <text:p>0,0</text:p>
          </table:table-cell>
          <table:table-cell table:style-name="ce27" table:formula="of:=SUM([.EB7:.EB41])" office:value-type="float" office:value="0">
            <text:p>0,0</text:p>
          </table:table-cell>
          <table:table-cell table:style-name="ce27" table:formula="of:=SUM([.EC7:.EC41])" office:value-type="float" office:value="8">
            <text:p>8,0</text:p>
          </table:table-cell>
          <table:table-cell table:style-name="ce27" table:formula="of:=SUM([.ED7:.ED41])" office:value-type="float" office:value="6">
            <text:p>6,0</text:p>
          </table:table-cell>
          <table:table-cell table:style-name="ce27" table:formula="of:=SUM([.EE7:.EE41])" office:value-type="float" office:value="11.5">
            <text:p>11,5</text:p>
          </table:table-cell>
          <table:table-cell table:style-name="ce27" table:formula="of:=SUM([.EF7:.EF41])" office:value-type="float" office:value="0">
            <text:p>0,0</text:p>
          </table:table-cell>
          <table:table-cell table:style-name="ce27" table:formula="of:=SUM([.EG7:.EG41])" office:value-type="float" office:value="0">
            <text:p>0,0</text:p>
          </table:table-cell>
          <table:table-cell table:style-name="ce27" table:formula="of:=SUM([.EH7:.EH41])" office:value-type="float" office:value="0">
            <text:p>0,0</text:p>
          </table:table-cell>
          <table:table-cell table:style-name="ce27" table:formula="of:=SUM([.EI7:.EI41])" office:value-type="float" office:value="0">
            <text:p>0,0</text:p>
          </table:table-cell>
          <table:table-cell table:style-name="ce27" table:formula="of:=SUM([.EJ7:.EJ41])" office:value-type="float" office:value="2">
            <text:p>2,0</text:p>
          </table:table-cell>
          <table:table-cell table:style-name="ce27" table:formula="of:=SUM([.EK7:.EK41])" office:value-type="float" office:value="8.5">
            <text:p>8,5</text:p>
          </table:table-cell>
          <table:table-cell table:style-name="ce27" table:formula="of:=SUM([.EL7:.EL41])" office:value-type="float" office:value="7.5">
            <text:p>7,5</text:p>
          </table:table-cell>
          <table:table-cell table:style-name="ce27" table:formula="of:=SUM([.EM7:.EM41])" office:value-type="float" office:value="6">
            <text:p>6,0</text:p>
          </table:table-cell>
          <table:table-cell table:style-name="ce27" table:formula="of:=SUM([.EN7:.EN41])" office:value-type="float" office:value="5">
            <text:p>5,0</text:p>
          </table:table-cell>
          <table:table-cell table:style-name="ce27" table:formula="of:=SUM([.EO7:.EO41])" office:value-type="float" office:value="0">
            <text:p>0,0</text:p>
          </table:table-cell>
          <table:table-cell table:style-name="ce27" table:formula="of:=SUM([.EP7:.EP41])" office:value-type="float" office:value="0">
            <text:p>0,0</text:p>
          </table:table-cell>
          <table:table-cell table:style-name="ce27" table:formula="of:=SUM([.EQ7:.EQ41])" office:value-type="float" office:value="5.5">
            <text:p>5,5</text:p>
          </table:table-cell>
          <table:table-cell table:style-name="ce27" table:formula="of:=SUM([.ER7:.ER41])" office:value-type="float" office:value="7">
            <text:p>7,0</text:p>
          </table:table-cell>
          <table:table-cell table:style-name="ce27" table:formula="of:=SUM([.ES7:.ES41])" office:value-type="float" office:value="0">
            <text:p>0,0</text:p>
          </table:table-cell>
          <table:table-cell table:style-name="ce27" table:formula="of:=SUM([.ET7:.ET41])" office:value-type="float" office:value="5.5">
            <text:p>5,5</text:p>
          </table:table-cell>
          <table:table-cell table:style-name="ce27" table:formula="of:=SUM([.EU7:.EU41])" office:value-type="float" office:value="6">
            <text:p>6,0</text:p>
          </table:table-cell>
          <table:table-cell table:style-name="ce27" table:formula="of:=SUM([.EV7:.EV41])" office:value-type="float" office:value="0">
            <text:p>0,0</text:p>
          </table:table-cell>
          <table:table-cell table:style-name="ce27" table:formula="of:=SUM([.EW7:.EW41])" office:value-type="float" office:value="0">
            <text:p>0,0</text:p>
          </table:table-cell>
          <table:table-cell table:style-name="ce27" table:formula="of:=SUM([.EX7:.EX41])" office:value-type="float" office:value="5.5">
            <text:p>5,5</text:p>
          </table:table-cell>
          <table:table-cell table:style-name="ce27" table:formula="of:=SUM([.EY7:.EY41])" office:value-type="float" office:value="6">
            <text:p>6,0</text:p>
          </table:table-cell>
          <table:table-cell table:style-name="ce27" table:formula="of:=SUM([.EZ7:.EZ41])" office:value-type="float" office:value="8.5">
            <text:p>8,5</text:p>
          </table:table-cell>
          <table:table-cell table:style-name="ce27" table:formula="of:=SUM([.FA7:.FA41])" office:value-type="float" office:value="2.5">
            <text:p>2,5</text:p>
          </table:table-cell>
          <table:table-cell table:style-name="ce27" table:formula="of:=SUM([.FB7:.FB41])" office:value-type="float" office:value="0">
            <text:p>0,0</text:p>
          </table:table-cell>
          <table:table-cell table:style-name="ce27" table:formula="of:=SUM([.FC7:.FC41])" office:value-type="float" office:value="0">
            <text:p>0,0</text:p>
          </table:table-cell>
          <table:table-cell table:style-name="ce27" table:formula="of:=SUM([.FD7:.FD41])" office:value-type="float" office:value="0">
            <text:p>0,0</text:p>
          </table:table-cell>
          <table:table-cell table:style-name="ce27" table:formula="of:=SUM([.FE7:.FE41])" office:value-type="float" office:value="3">
            <text:p>3,0</text:p>
          </table:table-cell>
          <table:table-cell table:style-name="ce27" table:formula="of:=SUM([.FF7:.FF41])" office:value-type="float" office:value="6.5">
            <text:p>6,5</text:p>
          </table:table-cell>
          <table:table-cell table:style-name="ce27" table:formula="of:=SUM([.FG7:.FG41])" office:value-type="float" office:value="6">
            <text:p>6,0</text:p>
          </table:table-cell>
          <table:table-cell table:style-name="ce27" table:formula="of:=SUM([.FH7:.FH41])" office:value-type="float" office:value="9.5">
            <text:p>9,5</text:p>
          </table:table-cell>
          <table:table-cell table:style-name="ce27" table:formula="of:=SUM([.FI7:.FI41])" office:value-type="float" office:value="6">
            <text:p>6,0</text:p>
          </table:table-cell>
          <table:table-cell table:style-name="ce27" table:formula="of:=SUM([.FJ7:.FJ41])" office:value-type="float" office:value="0">
            <text:p>0,0</text:p>
          </table:table-cell>
          <table:table-cell table:style-name="ce27" table:formula="of:=SUM([.FK7:.FK41])" office:value-type="float" office:value="0">
            <text:p>0,0</text:p>
          </table:table-cell>
          <table:table-cell table:style-name="ce27" table:formula="of:=SUM([.FL7:.FL41])" office:value-type="float" office:value="8.5">
            <text:p>8,5</text:p>
          </table:table-cell>
          <table:table-cell table:style-name="ce27" table:formula="of:=SUM([.FM7:.FM41])" office:value-type="float" office:value="8">
            <text:p>8,0</text:p>
          </table:table-cell>
          <table:table-cell table:style-name="ce27" table:formula="of:=SUM([.FN7:.FN41])" office:value-type="float" office:value="5">
            <text:p>5,0</text:p>
          </table:table-cell>
          <table:table-cell table:style-name="ce27" table:formula="of:=SUM([.FO7:.FO41])" office:value-type="float" office:value="8.5">
            <text:p>8,5</text:p>
          </table:table-cell>
          <table:table-cell table:style-name="ce27" table:formula="of:=SUM([.FP7:.FP41])" office:value-type="float" office:value="6">
            <text:p>6,0</text:p>
          </table:table-cell>
          <table:table-cell table:style-name="ce27" table:formula="of:=SUM([.FQ7:.FQ41])" office:value-type="float" office:value="0.5">
            <text:p>0,5</text:p>
          </table:table-cell>
          <table:table-cell table:style-name="ce27" table:formula="of:=SUM([.FR7:.FR41])" office:value-type="float" office:value="0">
            <text:p>0,0</text:p>
          </table:table-cell>
          <table:table-cell table:style-name="ce27" table:formula="of:=SUM([.FS7:.FS41])" office:value-type="float" office:value="6.5">
            <text:p>6,5</text:p>
          </table:table-cell>
          <table:table-cell table:style-name="ce27" table:formula="of:=SUM([.FT7:.FT41])" office:value-type="float" office:value="8">
            <text:p>8,0</text:p>
          </table:table-cell>
          <table:table-cell table:style-name="ce27" table:formula="of:=SUM([.FU7:.FU41])" office:value-type="float" office:value="4">
            <text:p>4,0</text:p>
          </table:table-cell>
          <table:table-cell table:style-name="ce27" table:formula="of:=SUM([.FV7:.FV41])" office:value-type="float" office:value="9">
            <text:p>9,0</text:p>
          </table:table-cell>
          <table:table-cell table:style-name="ce27" table:formula="of:=SUM([.FW7:.FW41])" office:value-type="float" office:value="8">
            <text:p>8,0</text:p>
          </table:table-cell>
          <table:table-cell table:style-name="ce27" table:formula="of:=SUM([.FX7:.FX41])" office:value-type="float" office:value="0">
            <text:p>0,0</text:p>
          </table:table-cell>
          <table:table-cell table:style-name="ce27" table:formula="of:=SUM([.FY7:.FY41])" office:value-type="float" office:value="0">
            <text:p>0,0</text:p>
          </table:table-cell>
          <table:table-cell table:style-name="ce27" table:formula="of:=SUM([.FZ7:.FZ41])" office:value-type="float" office:value="5.5">
            <text:p>5,5</text:p>
          </table:table-cell>
          <table:table-cell table:style-name="ce27" table:formula="of:=SUM([.GA7:.GA41])" office:value-type="float" office:value="7.5">
            <text:p>7,5</text:p>
          </table:table-cell>
          <table:table-cell table:style-name="ce27" table:formula="of:=SUM([.GB7:.GB41])" office:value-type="float" office:value="4">
            <text:p>4,0</text:p>
          </table:table-cell>
          <table:table-cell table:style-name="ce27" table:formula="of:=SUM([.GC7:.GC41])" office:value-type="float" office:value="10">
            <text:p>10,0</text:p>
          </table:table-cell>
          <table:table-cell table:style-name="ce27" table:formula="of:=SUM([.GD7:.GD41])" office:value-type="float" office:value="9">
            <text:p>9,0</text:p>
          </table:table-cell>
          <table:table-cell table:style-name="ce27" table:formula="of:=SUM([.GE7:.GE41])" office:value-type="float" office:value="0">
            <text:p>0,0</text:p>
          </table:table-cell>
          <table:table-cell table:style-name="ce27" table:formula="of:=SUM([.GF7:.GF41])" office:value-type="float" office:value="0">
            <text:p>0,0</text:p>
          </table:table-cell>
          <table:table-cell table:style-name="ce27" table:formula="of:=SUM([.GG7:.GG41])" office:value-type="float" office:value="5">
            <text:p>5,0</text:p>
          </table:table-cell>
          <table:table-cell table:style-name="ce27" table:formula="of:=SUM([.GH7:.GH41])" office:value-type="float" office:value="11">
            <text:p>11,0</text:p>
          </table:table-cell>
          <table:table-cell table:style-name="ce27" table:formula="of:=SUM([.GI7:.GI41])" office:value-type="float" office:value="10.5">
            <text:p>10,5</text:p>
          </table:table-cell>
          <table:table-cell table:style-name="ce27" table:formula="of:=SUM([.GJ7:.GJ41])" office:value-type="float" office:value="8">
            <text:p>8,0</text:p>
          </table:table-cell>
          <table:table-cell table:style-name="ce27" table:formula="of:=SUM([.GK7:.GK41])" office:value-type="float" office:value="10">
            <text:p>10,0</text:p>
          </table:table-cell>
          <table:table-cell table:style-name="ce27" table:formula="of:=SUM([.GL7:.GL41])" office:value-type="float" office:value="0">
            <text:p>0,0</text:p>
          </table:table-cell>
          <table:table-cell table:style-name="ce27" table:formula="of:=SUM([.GM7:.GM41])" office:value-type="float" office:value="0">
            <text:p>0,0</text:p>
          </table:table-cell>
          <table:table-cell table:style-name="ce27" table:formula="of:=SUM([.GN7:.GN41])" office:value-type="float" office:value="0">
            <text:p>0,0</text:p>
          </table:table-cell>
          <table:table-cell table:style-name="ce27" table:formula="of:=SUM([.GO7:.GO41])" office:value-type="float" office:value="9.5">
            <text:p>9,5</text:p>
          </table:table-cell>
          <table:table-cell table:style-name="ce27" table:formula="of:=SUM([.GP7:.GP41])" office:value-type="float" office:value="4.5">
            <text:p>4,5</text:p>
          </table:table-cell>
          <table:table-cell table:style-name="ce27" table:formula="of:=SUM([.GQ7:.GQ41])" office:value-type="float" office:value="9">
            <text:p>9,0</text:p>
          </table:table-cell>
          <table:table-cell table:style-name="ce27" table:formula="of:=SUM([.GR7:.GR41])" office:value-type="float" office:value="7">
            <text:p>7,0</text:p>
          </table:table-cell>
          <table:table-cell table:style-name="ce27" table:formula="of:=SUM([.GS7:.GS41])" office:value-type="float" office:value="0">
            <text:p>0,0</text:p>
          </table:table-cell>
          <table:table-cell table:style-name="ce27" table:formula="of:=SUM([.GT7:.GT41])" office:value-type="float" office:value="0">
            <text:p>0,0</text:p>
          </table:table-cell>
          <table:table-cell table:style-name="ce27" table:formula="of:=SUM([.GU7:.GU41])" office:value-type="float" office:value="6">
            <text:p>6,0</text:p>
          </table:table-cell>
          <table:table-cell table:style-name="ce27" table:formula="of:=SUM([.GV7:.GV41])" office:value-type="float" office:value="6.5">
            <text:p>6,5</text:p>
          </table:table-cell>
          <table:table-cell table:style-name="ce27" table:formula="of:=SUM([.GW7:.GW41])" office:value-type="float" office:value="5.5">
            <text:p>5,5</text:p>
          </table:table-cell>
          <table:table-cell table:style-name="ce27" table:formula="of:=SUM([.GX7:.GX41])" office:value-type="float" office:value="9">
            <text:p>9,0</text:p>
          </table:table-cell>
          <table:table-cell table:style-name="ce27" table:formula="of:=SUM([.GY7:.GY41])" office:value-type="float" office:value="8">
            <text:p>8,0</text:p>
          </table:table-cell>
          <table:table-cell table:style-name="ce27" table:formula="of:=SUM([.GZ7:.GZ41])" office:value-type="float" office:value="1.5">
            <text:p>1,5</text:p>
          </table:table-cell>
          <table:table-cell table:style-name="ce27" table:formula="of:=SUM([.HA7:.HA41])" office:value-type="float" office:value="3.5">
            <text:p>3,5</text:p>
          </table:table-cell>
          <table:table-cell table:style-name="ce27" table:formula="of:=SUM([.HB7:.HB41])" office:value-type="float" office:value="8.5">
            <text:p>8,5</text:p>
          </table:table-cell>
          <table:table-cell table:style-name="ce27" table:formula="of:=SUM([.HC7:.HC41])" office:value-type="float" office:value="5.5">
            <text:p>5,5</text:p>
          </table:table-cell>
          <table:table-cell table:style-name="ce27" table:formula="of:=SUM([.HD7:.HD41])" office:value-type="float" office:value="7">
            <text:p>7,0</text:p>
          </table:table-cell>
          <table:table-cell table:style-name="ce27" table:formula="of:=SUM([.HE7:.HE41])" office:value-type="float" office:value="7.5">
            <text:p>7,5</text:p>
          </table:table-cell>
          <table:table-cell table:style-name="ce27" table:formula="of:=SUM([.HF7:.HF41])" office:value-type="float" office:value="8">
            <text:p>8,0</text:p>
          </table:table-cell>
          <table:table-cell table:style-name="ce27" table:formula="of:=SUM([.HG7:.HG41])" office:value-type="float" office:value="0">
            <text:p>0,0</text:p>
          </table:table-cell>
          <table:table-cell table:style-name="ce27" table:formula="of:=SUM([.HH7:.HH41])" office:value-type="float" office:value="4.5">
            <text:p>4,5</text:p>
          </table:table-cell>
          <table:table-cell table:style-name="ce27" table:formula="of:=SUM([.HI7:.HI41])" office:value-type="float" office:value="6.5">
            <text:p>6,5</text:p>
          </table:table-cell>
          <table:table-cell table:style-name="ce27" table:formula="of:=SUM([.HJ7:.HJ41])" office:value-type="float" office:value="0">
            <text:p>0,0</text:p>
          </table:table-cell>
          <table:table-cell table:style-name="ce27" table:formula="of:=SUM([.HK7:.HK41])" office:value-type="float" office:value="8">
            <text:p>8,0</text:p>
          </table:table-cell>
          <table:table-cell table:style-name="ce27" table:formula="of:=SUM([.HL7:.HL41])" office:value-type="float" office:value="7">
            <text:p>7,0</text:p>
          </table:table-cell>
          <table:table-cell table:style-name="ce27" table:formula="of:=SUM([.HM7:.HM41])" office:value-type="float" office:value="2">
            <text:p>2,0</text:p>
          </table:table-cell>
          <table:table-cell table:style-name="ce27" table:formula="of:=SUM([.HN7:.HN41])" office:value-type="float" office:value="0">
            <text:p>0,0</text:p>
          </table:table-cell>
          <table:table-cell table:style-name="ce27" table:formula="of:=SUM([.HO7:.HO41])" office:value-type="float" office:value="0">
            <text:p>0,0</text:p>
          </table:table-cell>
          <table:table-cell table:style-name="ce27" table:formula="of:=SUM([.HP7:.HP41])" office:value-type="float" office:value="1.5">
            <text:p>1,5</text:p>
          </table:table-cell>
          <table:table-cell table:style-name="ce27" table:formula="of:=SUM([.HQ7:.HQ41])" office:value-type="float" office:value="6">
            <text:p>6,0</text:p>
          </table:table-cell>
          <table:table-cell table:style-name="ce27" table:formula="of:=SUM([.HR7:.HR41])" office:value-type="float" office:value="7.5">
            <text:p>7,5</text:p>
          </table:table-cell>
          <table:table-cell table:style-name="ce27" table:formula="of:=SUM([.HS7:.HS41])" office:value-type="float" office:value="9.5">
            <text:p>9,5</text:p>
          </table:table-cell>
          <table:table-cell table:style-name="ce27" table:formula="of:=SUM([.HT7:.HT41])" office:value-type="float" office:value="0">
            <text:p>0,0</text:p>
          </table:table-cell>
          <table:table-cell table:style-name="ce27" table:formula="of:=SUM([.HU7:.HU41])" office:value-type="float" office:value="3">
            <text:p>3,0</text:p>
          </table:table-cell>
          <table:table-cell table:style-name="ce27" table:formula="of:=SUM([.HV7:.HV41])" office:value-type="float" office:value="0">
            <text:p>0,0</text:p>
          </table:table-cell>
          <table:table-cell table:style-name="ce27" table:formula="of:=SUM([.HW7:.HW41])" office:value-type="float" office:value="1.5">
            <text:p>1,5</text:p>
          </table:table-cell>
          <table:table-cell table:style-name="ce27" table:formula="of:=SUM([.HX7:.HX41])" office:value-type="float" office:value="7.5">
            <text:p>7,5</text:p>
          </table:table-cell>
          <table:table-cell table:style-name="ce27" table:formula="of:=SUM([.HY7:.HY41])" office:value-type="float" office:value="9.5">
            <text:p>9,5</text:p>
          </table:table-cell>
          <table:table-cell table:style-name="ce27" table:formula="of:=SUM([.HZ7:.HZ41])" office:value-type="float" office:value="10">
            <text:p>10,0</text:p>
          </table:table-cell>
          <table:table-cell table:style-name="ce27" table:formula="of:=SUM([.IA7:.IA41])" office:value-type="float" office:value="9">
            <text:p>9,0</text:p>
          </table:table-cell>
          <table:table-cell table:style-name="ce27" table:formula="of:=SUM([.IB7:.IB41])" office:value-type="float" office:value="0">
            <text:p>0,0</text:p>
          </table:table-cell>
          <table:table-cell table:style-name="ce27" table:formula="of:=SUM([.IC7:.IC41])" office:value-type="float" office:value="1.5">
            <text:p>1,5</text:p>
          </table:table-cell>
          <table:table-cell table:style-name="ce27" table:formula="of:=SUM([.ID7:.ID41])" office:value-type="float" office:value="2">
            <text:p>2,0</text:p>
          </table:table-cell>
          <table:table-cell table:style-name="ce27" table:formula="of:=SUM([.IE7:.IE41])" office:value-type="float" office:value="7">
            <text:p>7,0</text:p>
          </table:table-cell>
          <table:table-cell table:style-name="ce27" table:formula="of:=SUM([.IF7:.IF41])" office:value-type="float" office:value="10">
            <text:p>10,0</text:p>
          </table:table-cell>
          <table:table-cell table:style-name="ce27" table:formula="of:=SUM([.IG7:.IG41])" office:value-type="float" office:value="9.5">
            <text:p>9,5</text:p>
          </table:table-cell>
          <table:table-cell table:style-name="ce27" table:formula="of:=SUM([.IH7:.IH41])" office:value-type="float" office:value="0">
            <text:p>0,0</text:p>
          </table:table-cell>
          <table:table-cell table:style-name="ce27" table:formula="of:=SUM([.II7:.II41])" office:value-type="float" office:value="0">
            <text:p>0,0</text:p>
          </table:table-cell>
          <table:table-cell table:style-name="ce27" table:formula="of:=SUM([.IJ7:.IJ41])" office:value-type="float" office:value="0">
            <text:p>0,0</text:p>
          </table:table-cell>
          <table:table-cell table:style-name="ce27" table:formula="of:=SUM([.IK7:.IK41])" office:value-type="float" office:value="11">
            <text:p>11,0</text:p>
          </table:table-cell>
          <table:table-cell table:style-name="ce27" table:formula="of:=SUM([.IL7:.IL41])" office:value-type="float" office:value="11">
            <text:p>11,0</text:p>
          </table:table-cell>
          <table:table-cell table:style-name="ce27" table:formula="of:=SUM([.IM7:.IM41])" office:value-type="float" office:value="8.5">
            <text:p>8,5</text:p>
          </table:table-cell>
          <table:table-cell table:style-name="ce27" table:formula="of:=SUM([.IN7:.IN41])" office:value-type="float" office:value="8.5">
            <text:p>8,5</text:p>
          </table:table-cell>
          <table:table-cell table:style-name="ce27" table:formula="of:=SUM([.IO7:.IO41])" office:value-type="float" office:value="5.5">
            <text:p>5,5</text:p>
          </table:table-cell>
          <table:table-cell table:style-name="ce27" table:formula="of:=SUM([.IP7:.IP41])" office:value-type="float" office:value="2">
            <text:p>2,0</text:p>
          </table:table-cell>
          <table:table-cell table:style-name="ce27" table:formula="of:=SUM([.IQ7:.IQ41])" office:value-type="float" office:value="0">
            <text:p>0,0</text:p>
          </table:table-cell>
          <table:table-cell table:style-name="ce27" table:formula="of:=SUM([.IR7:.IR41])" office:value-type="float" office:value="7">
            <text:p>7,0</text:p>
          </table:table-cell>
          <table:table-cell table:style-name="ce27" table:formula="of:=SUM([.IS7:.IS41])" office:value-type="float" office:value="8">
            <text:p>8,0</text:p>
          </table:table-cell>
          <table:table-cell table:style-name="ce27" table:formula="of:=SUM([.IT7:.IT41])" office:value-type="float" office:value="9">
            <text:p>9,0</text:p>
          </table:table-cell>
          <table:table-cell table:style-name="ce27" table:formula="of:=SUM([.IU7:.IU41])" office:value-type="float" office:value="8.5">
            <text:p>8,5</text:p>
          </table:table-cell>
          <table:table-cell table:style-name="ce27" table:formula="of:=SUM([.IV7:.IV41])" office:value-type="float" office:value="0">
            <text:p>0,0</text:p>
          </table:table-cell>
          <table:table-cell table:style-name="ce27" table:formula="of:=SUM([.IW7:.IW41])" office:value-type="float" office:value="0">
            <text:p>0,0</text:p>
          </table:table-cell>
          <table:table-cell table:style-name="ce27" table:formula="of:=SUM([.IX7:.IX41])" office:value-type="float" office:value="0">
            <text:p>0,0</text:p>
          </table:table-cell>
          <table:table-cell table:style-name="ce27" table:formula="of:=SUM([.IY7:.IY41])" office:value-type="float" office:value="7">
            <text:p>7,0</text:p>
          </table:table-cell>
          <table:table-cell table:style-name="ce27" table:formula="of:=SUM([.IZ7:.IZ41])" office:value-type="float" office:value="0">
            <text:p>0,0</text:p>
          </table:table-cell>
          <table:table-cell table:style-name="ce27" table:formula="of:=SUM([.JA7:.JA41])" office:value-type="float" office:value="7">
            <text:p>7,0</text:p>
          </table:table-cell>
          <table:table-cell table:style-name="ce27" table:formula="of:=SUM([.JB7:.JB41])" office:value-type="float" office:value="9.5">
            <text:p>9,5</text:p>
          </table:table-cell>
          <table:table-cell table:style-name="ce27" table:formula="of:=SUM([.JC7:.JC41])" office:value-type="float" office:value="9.5">
            <text:p>9,5</text:p>
          </table:table-cell>
          <table:table-cell table:style-name="ce27" table:formula="of:=SUM([.JD7:.JD41])" office:value-type="float" office:value="1">
            <text:p>1,0</text:p>
          </table:table-cell>
          <table:table-cell table:style-name="ce27" table:formula="of:=SUM([.JE7:.JE41])" office:value-type="float" office:value="0">
            <text:p>0,0</text:p>
          </table:table-cell>
          <table:table-cell table:style-name="ce27" table:formula="of:=SUM([.JF7:.JF41])" office:value-type="float" office:value="7.5">
            <text:p>7,5</text:p>
          </table:table-cell>
          <table:table-cell table:style-name="ce27" table:formula="of:=SUM([.JG7:.JG41])" office:value-type="float" office:value="9.5">
            <text:p>9,5</text:p>
          </table:table-cell>
          <table:table-cell table:style-name="ce27" table:formula="of:=SUM([.JH7:.JH41])" office:value-type="float" office:value="8">
            <text:p>8,0</text:p>
          </table:table-cell>
          <table:table-cell table:style-name="ce27" table:formula="of:=SUM([.JI7:.JI41])" office:value-type="float" office:value="8">
            <text:p>8,0</text:p>
          </table:table-cell>
          <table:table-cell table:style-name="ce27" table:formula="of:=SUM([.JJ7:.JJ41])" office:value-type="float" office:value="8">
            <text:p>8,0</text:p>
          </table:table-cell>
          <table:table-cell table:style-name="ce27" table:formula="of:=SUM([.JK7:.JK41])" office:value-type="float" office:value="0">
            <text:p>0,0</text:p>
          </table:table-cell>
          <table:table-cell table:style-name="ce27" table:formula="of:=SUM([.JL7:.JL41])" office:value-type="float" office:value="0">
            <text:p>0,0</text:p>
          </table:table-cell>
          <table:table-cell table:style-name="ce27" table:formula="of:=SUM([.JM7:.JM41])" office:value-type="float" office:value="0">
            <text:p>0,0</text:p>
          </table:table-cell>
          <table:table-cell table:style-name="ce27" table:formula="of:=SUM([.JN7:.JN41])" office:value-type="float" office:value="7">
            <text:p>7,0</text:p>
          </table:table-cell>
          <table:table-cell table:style-name="ce27" table:formula="of:=SUM([.JO7:.JO41])" office:value-type="float" office:value="8">
            <text:p>8,0</text:p>
          </table:table-cell>
          <table:table-cell table:style-name="ce27" table:formula="of:=SUM([.JP7:.JP41])" office:value-type="float" office:value="8">
            <text:p>8,0</text:p>
          </table:table-cell>
          <table:table-cell table:style-name="ce27" table:formula="of:=SUM([.JQ7:.JQ41])" office:value-type="float" office:value="8">
            <text:p>8,0</text:p>
          </table:table-cell>
          <table:table-cell table:style-name="ce27" table:formula="of:=SUM([.JR7:.JR41])" office:value-type="float" office:value="0">
            <text:p>0,0</text:p>
          </table:table-cell>
          <table:table-cell table:style-name="ce27" table:formula="of:=SUM([.JS7:.JS41])" office:value-type="float" office:value="0">
            <text:p>0,0</text:p>
          </table:table-cell>
          <table:table-cell table:style-name="ce27" table:formula="of:=SUM([.JT7:.JT41])" office:value-type="float" office:value="5">
            <text:p>5,0</text:p>
          </table:table-cell>
          <table:table-cell table:style-name="ce27" table:formula="of:=SUM([.JU7:.JU41])" office:value-type="float" office:value="8">
            <text:p>8,0</text:p>
          </table:table-cell>
          <table:table-cell table:style-name="ce27" table:formula="of:=SUM([.JV7:.JV41])" office:value-type="float" office:value="7">
            <text:p>7,0</text:p>
          </table:table-cell>
          <table:table-cell table:style-name="ce27" table:formula="of:=SUM([.JW7:.JW41])" office:value-type="float" office:value="8">
            <text:p>8,0</text:p>
          </table:table-cell>
          <table:table-cell table:style-name="ce27" table:formula="of:=SUM([.JX7:.JX41])" office:value-type="float" office:value="8">
            <text:p>8,0</text:p>
          </table:table-cell>
          <table:table-cell table:style-name="ce27" table:formula="of:=SUM([.JY7:.JY41])" office:value-type="float" office:value="0">
            <text:p>0,0</text:p>
          </table:table-cell>
          <table:table-cell table:style-name="ce27" table:formula="of:=SUM([.JZ7:.JZ41])" office:value-type="float" office:value="0">
            <text:p>0,0</text:p>
          </table:table-cell>
          <table:table-cell table:style-name="ce27" table:formula="of:=SUM([.KA7:.KA41])" office:value-type="float" office:value="8">
            <text:p>8,0</text:p>
          </table:table-cell>
          <table:table-cell table:style-name="ce27" table:formula="of:=SUM([.KB7:.KB41])" office:value-type="float" office:value="0">
            <text:p>0,0</text:p>
          </table:table-cell>
          <table:table-cell table:style-name="ce27" table:formula="of:=SUM([.KC7:.KC41])" office:value-type="float" office:value="9">
            <text:p>9,0</text:p>
          </table:table-cell>
          <table:table-cell table:style-name="ce27" table:formula="of:=SUM([.KD7:.KD41])" office:value-type="float" office:value="8">
            <text:p>8,0</text:p>
          </table:table-cell>
          <table:table-cell table:style-name="ce27" table:formula="of:=SUM([.KE7:.KE41])" office:value-type="float" office:value="7.5">
            <text:p>7,5</text:p>
          </table:table-cell>
          <table:table-cell table:style-name="ce27" table:formula="of:=SUM([.KF7:.KF41])" office:value-type="float" office:value="0">
            <text:p>0,0</text:p>
          </table:table-cell>
          <table:table-cell table:style-name="ce27" table:formula="of:=SUM([.KG7:.KG41])" office:value-type="float" office:value="0">
            <text:p>0,0</text:p>
          </table:table-cell>
          <table:table-cell table:style-name="ce27" table:formula="of:=SUM([.KH7:.KH41])" office:value-type="float" office:value="2">
            <text:p>2,0</text:p>
          </table:table-cell>
          <table:table-cell table:style-name="ce27" table:formula="of:=SUM([.KI7:.KI41])" office:value-type="float" office:value="7.5">
            <text:p>7,5</text:p>
          </table:table-cell>
          <table:table-cell table:style-name="ce27" table:formula="of:=SUM([.KJ7:.KJ41])" office:value-type="float" office:value="8">
            <text:p>8,0</text:p>
          </table:table-cell>
          <table:table-cell table:style-name="ce27" table:formula="of:=SUM([.KK7:.KK41])" office:value-type="float" office:value="8">
            <text:p>8,0</text:p>
          </table:table-cell>
          <table:table-cell table:style-name="ce27" table:formula="of:=SUM([.KL7:.KL41])" office:value-type="float" office:value="8.5">
            <text:p>8,5</text:p>
          </table:table-cell>
          <table:table-cell table:style-name="ce27" table:formula="of:=SUM([.KM7:.KM41])" office:value-type="float" office:value="0">
            <text:p>0,0</text:p>
          </table:table-cell>
          <table:table-cell table:style-name="ce27" table:formula="of:=SUM([.KN7:.KN41])" office:value-type="float" office:value="0">
            <text:p>0,0</text:p>
          </table:table-cell>
          <table:table-cell table:style-name="ce27" table:formula="of:=SUM([.KO7:.KO41])" office:value-type="float" office:value="7">
            <text:p>7,0</text:p>
          </table:table-cell>
          <table:table-cell table:style-name="ce27" table:formula="of:=SUM([.KP7:.KP41])" office:value-type="float" office:value="0">
            <text:p>0,0</text:p>
          </table:table-cell>
          <table:table-cell table:style-name="ce27" table:formula="of:=SUM([.KQ7:.KQ41])" office:value-type="float" office:value="5">
            <text:p>5,0</text:p>
          </table:table-cell>
          <table:table-cell table:style-name="ce27" table:formula="of:=SUM([.KR7:.KR41])" office:value-type="float" office:value="4">
            <text:p>4,0</text:p>
          </table:table-cell>
          <table:table-cell table:style-name="ce27" table:formula="of:=SUM([.KS7:.KS41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02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03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RealEstate</text:p>
          </table:table-cell>
          <table:table-cell table:style-name="ce27" table:formula="of:=SUM([.C8:.KS8])" office:value-type="float" office:value="4">
            <text:p>4,0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Default"/>
          <table:table-cell table:style-name="ce27" table:number-columns-repeated="297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9:.KS9])" office:value-type="float" office:value="20">
            <text:p>20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20.288cm" svg:y="4.964cm" draw:caption-point-x="0.608cm" draw:caption-point-y="-1.55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10:.KS10])" office:value-type="float" office:value="9">
            <text:p>9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1:.KS11])" office:value-type="float" office:value="15">
            <text:p>15,0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2:.KS12])" office:value-type="float" office:value="9">
            <text:p>9,0</text:p>
          </table:table-cell>
          <table:table-cell table:style-name="ce27" table:number-columns-repeated="20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3:.KS13])" office:value-type="float" office:value="16">
            <text:p>16,0</text:p>
          </table:table-cell>
          <table:table-cell table:style-name="ce27" table:number-columns-repeated="32"/>
          <table:table-cell table:style-name="ce27" office:value-type="float" office:value="2">
            <office:annotation office:display="true" draw:style-name="gr2" draw:text-style-name="P2" svg:width="2.899cm" svg:height="0.669cm" svg:x="78.498cm" svg:y="6.805cm" draw:caption-point-x="1.109cm" draw:caption-point-y="-0.84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1" draw:text-style-name="P2" svg:width="2.899cm" svg:height="0.991cm" svg:x="120.561cm" svg:y="6.62cm" draw:caption-point-x="-0.307cm" draw:caption-point-y="-0.66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2" draw:text-style-name="P2" svg:width="2.899cm" svg:height="0.669cm" svg:x="152.805cm" svg:y="7.275cm" draw:caption-point-x="1.321cm" draw:caption-point-y="-1.31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4:.KS14])" office:value-type="float" office:value="27.5">
            <text:p>27,5</text:p>
          </table:table-cell>
          <table:table-cell table:style-name="ce27" table:number-columns-repeated="15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66.434cm" svg:y="7.104cm" draw:caption-point-x="1.883cm" draw:caption-point-y="-0.50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2" draw:text-style-name="P2" svg:width="2.899cm" svg:height="0.669cm" svg:x="86.723cm" svg:y="6.178cm" draw:caption-point-x="-0.341cm" draw:caption-point-y="0.41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2" draw:text-style-name="P2" svg:width="2.899cm" svg:height="0.669cm" svg:x="95.35cm" svg:y="7.281cm" draw:caption-point-x="2.322cm" draw:caption-point-y="-0.68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00.103cm" svg:y="7.581cm" draw:caption-point-x="-0.172cm" draw:caption-point-y="-0.98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2" draw:text-style-name="P2" svg:width="2.899cm" svg:height="0.669cm" svg:x="190.361cm" svg:y="7.147cm" draw:caption-point-x="-0.105cm" draw:caption-point-y="-0.55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5:.KS15])" office:value-type="float" office:value="1">
            <text:p>1,0</text:p>
          </table:table-cell>
          <table:table-cell table:style-name="ce27" table:number-columns-repeated="81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6:.KS16])" office:value-type="float" office:value="32.5">
            <text:p>3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0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7:.KS17])" office:value-type="float" office:value="14.5">
            <text:p>14,5</text:p>
          </table:table-cell>
          <table:table-cell table:style-name="ce27" table:number-columns-repeated="25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8:.KS18])" office:value-type="float" office:value="199">
            <text:p>199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82.071cm" svg:y="9.994cm" draw:caption-point-x="-0.205cm" draw:caption-point-y="-0.84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88.981cm" svg:y="10.163cm" draw:caption-point-x="-0.341cm" draw:caption-point-y="-1.01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35.275cm" svg:y="10.28cm" draw:caption-point-x="0.786cm" draw:caption-point-y="-1.13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81.833cm" svg:y="7.696cm" draw:caption-point-x="-0.61cm" draw:caption-point-y="1.45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9:.KS19])" office:value-type="float" office:value="90.5">
            <text:p>90,5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50.255cm" svg:y="10.622cm" draw:caption-point-x="-0.003cm" draw:caption-point-y="-0.83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669cm" svg:x="111.528cm" svg:y="10.707cm" draw:caption-point-x="-0.307cm" draw:caption-point-y="-0.92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2" draw:text-style-name="P2" svg:width="2.899cm" svg:height="0.669cm" svg:x="178.463cm" svg:y="10.765cm" draw:caption-point-x="0.502cm" draw:caption-point-y="-0.9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35.433cm" svg:y="11.265cm" draw:caption-point-x="-0.657cm" draw:caption-point-y="-1.4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2" draw:text-style-name="P2" svg:width="2.899cm" svg:height="0.669cm" svg:x="340.066cm" svg:y="10.751cm" draw:caption-point-x="1.484cm" draw:caption-point-y="-0.96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20:.KS20])" office:value-type="float" office:value="54.5">
            <text:p>54,5</text:p>
          </table:table-cell>
          <table:table-cell table:style-name="ce27" table:number-columns-repeated="81"/>
          <table:table-cell table:style-name="ce27" office:value-type="float" office:value="3">
            <office:annotation office:display="true" draw:style-name="gr3" draw:text-style-name="P2" svg:width="2.899cm" svg:height="1.386cm" svg:x="189.923cm" svg:y="11.508cm" draw:caption-point-x="0.333cm" draw:caption-point-y="-1.08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899cm" svg:height="0.991cm" svg:x="204.28cm" svg:y="11.351cm" draw:caption-point-x="1.783cm" draw:caption-point-y="-0.92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1" draw:text-style-name="P2" svg:width="2.899cm" svg:height="0.991cm" svg:x="208.426cm" svg:y="11.851cm" draw:caption-point-x="-0.105cm" draw:caption-point-y="-1.42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244.794cm" svg:y="10.784cm" draw:caption-point-x="-0.343cm" draw:caption-point-y="-0.36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33.457cm" svg:y="13.24cm" draw:caption-point-x="1.319cm" draw:caption-point-y="-2.81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46.7cm" svg:y="11.505cm" draw:caption-point-x="1.625cm" draw:caption-point-y="-1.08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1" draw:text-style-name="P2" svg:width="2.899cm" svg:height="0.991cm" svg:x="402.189cm" svg:y="11.662cm" draw:caption-point-x="0.331cm" draw:caption-point-y="-1.2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1:.KS21])" office:value-type="float" office:value="25">
            <text:p>25,0</text:p>
          </table:table-cell>
          <table:table-cell table:style-name="ce27" table:number-columns-repeated="54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400.472cm" svg:y="12.604cm" draw:caption-point-x="2.048cm" draw:caption-point-y="-1.5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417cm" svg:height="0.991cm" svg:x="416.068cm" svg:y="11.925cm" draw:caption-point-x="2.259cm" draw:caption-point-y="-0.86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2:.KS22])" office:value-type="float" office:value="14.5">
            <text:p>14,5</text:p>
          </table:table-cell>
          <table:table-cell table:style-name="ce27" table:number-columns-repeated="186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3:.KS23])" office:value-type="float" office:value="10">
            <text:p>10,0</text:p>
          </table:table-cell>
          <table:table-cell table:style-name="ce27" table:number-columns-repeated="211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4:.KS24])" office:value-type="float" office:value="5">
            <text:p>5,0</text:p>
          </table:table-cell>
          <table:table-cell table:style-name="ce27" table:number-columns-repeated="166"/>
          <table:table-cell table:style-name="ce27" office:value-type="float" office:value="1.5">
            <office:annotation office:display="true" draw:style-name="gr1" draw:text-style-name="P2" svg:width="2.899cm" svg:height="0.991cm" svg:x="380.431cm" svg:y="13.927cm" draw:caption-point-x="1.766cm" draw:caption-point-y="-0.95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5:.KS25])" office:value-type="float" office:value="13">
            <text:p>13,0</text:p>
          </table:table-cell>
          <table:table-cell table:style-name="ce27" table:number-columns-repeated="230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6:.KS26])" office:value-type="float" office:value="4.5">
            <text:p>4,5</text:p>
          </table:table-cell>
          <table:table-cell table:style-name="ce27" table:number-columns-repeated="231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7:.KS27])" office:value-type="float" office:value="5">
            <text:p>5,0</text:p>
          </table:table-cell>
          <table:table-cell table:style-name="ce27" table:number-columns-repeated="237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8:.KS28])" office:value-type="float" office:value="24.5">
            <text:p>24,5</text:p>
          </table:table-cell>
          <table:table-cell table:style-name="ce27" table:number-columns-repeated="223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9:.KS29])" office:value-type="float" office:value="36">
            <text:p>36,0</text:p>
          </table:table-cell>
          <table:table-cell table:style-name="ce27" table:number-columns-repeated="194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30:.KS30])" office:value-type="float" office:value="151.5">
            <text:p>151,5</text:p>
          </table:table-cell>
          <table:table-cell table:style-name="ce27" table:number-columns-repeated="92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2" draw:text-style-name="P2" svg:width="2.899cm" svg:height="0.669cm" svg:x="236.895cm" svg:y="16.321cm" draw:caption-point-x="0.781cm" draw:caption-point-y="1.16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1" draw:text-style-name="P2" svg:width="2.899cm" svg:height="0.991cm" svg:x="240.545cm" svg:y="16.063cm" draw:caption-point-x="-0.61cm" draw:caption-point-y="1.42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2" draw:text-style-name="P2" svg:width="2.899cm" svg:height="0.669cm" svg:x="380.949cm" svg:y="16.796cm" draw:caption-point-x="1.248cm" draw:caption-point-y="0.69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2" draw:text-style-name="P2" svg:width="2.899cm" svg:height="0.669cm" svg:x="382.195cm" svg:y="18.58cm" draw:caption-point-x="2.26cm" draw:caption-point-y="-1.09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387.323cm" svg:y="16.095cm" draw:caption-point-x="-0.61cm" draw:caption-point-y="1.39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02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1:.KS31])" office:value-type="float" office:value="99">
            <text:p>99,0</text:p>
          </table:table-cell>
          <table:table-cell table:style-name="ce28" table:number-columns-repeated="40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2" draw:text-style-name="P2" svg:width="2.899cm" svg:height="0.669cm" svg:x="147.961cm" svg:y="16.845cm" draw:caption-point-x="-0.61cm" draw:caption-point-y="1.46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2" draw:text-style-name="P2" svg:width="2.899cm" svg:height="0.669cm" svg:x="199.898cm" svg:y="16.869cm" draw:caption-point-x="-0.61cm" draw:caption-point-y="1.43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2" draw:text-style-name="P2" svg:width="2.899cm" svg:height="0.669cm" svg:x="353.451cm" svg:y="16.907cm" draw:caption-point-x="-0.61cm" draw:caption-point-y="1.40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2" draw:text-style-name="P2" svg:width="2.899cm" svg:height="0.669cm" svg:x="369.093cm" svg:y="19.443cm" draw:caption-point-x="1.813cm" draw:caption-point-y="-1.1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1" draw:text-style-name="P2" svg:width="2.899cm" svg:height="0.991cm" svg:x="401.225cm" svg:y="16.824cm" draw:caption-point-x="1.295cm" draw:caption-point-y="1.48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32.321cm" svg:y="19.225cm" draw:caption-point-x="1.813cm" draw:caption-point-y="-0.9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82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2:.KS32])" office:value-type="float" office:value="4">
            <text:p>4,0</text:p>
          </table:table-cell>
          <table:table-cell table:style-name="ce27" table:number-columns-repeated="97"/>
          <table:table-cell table:style-name="ce27" office:value-type="float" office:value="1.5">
            <office:annotation office:display="true" draw:style-name="gr3" draw:text-style-name="P2" svg:width="2.899cm" svg:height="1.386cm" svg:x="226.996cm" svg:y="17.702cm" draw:caption-point-x="-0.61cm" draw:caption-point-y="1.42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07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3:.KS33])" office:value-type="float" office:value="30">
            <text:p>30,0</text:p>
          </table:table-cell>
          <table:table-cell table:style-name="ce27" table:number-columns-repeated="89"/>
          <table:table-cell table:style-name="ce27" office:value-type="float" office:value="1">
            <office:annotation office:display="true" draw:style-name="gr1" draw:text-style-name="P2" svg:width="2.899cm" svg:height="0.991cm" svg:x="206.909cm" svg:y="18.415cm" draw:caption-point-x="1.412cm" draw:caption-point-y="1.53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11.189cm" svg:y="18.515cm" draw:caption-point-x="-0.61cm" draw:caption-point-y="1.43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1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4:.KS34])" office:value-type="float" office:value="62">
            <text:p>62,0</text:p>
          </table:table-cell>
          <table:table-cell table:style-name="ce27" table:number-columns-repeated="96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36.028cm" svg:y="19.823cm" draw:caption-point-x="-0.61cm" draw:caption-point-y="1.42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16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5:.KS35])" office:value-type="float" office:value="100">
            <text:p>100,0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2" draw:text-style-name="P2" svg:width="2.899cm" svg:height="0.669cm" svg:x="21.031cm" svg:y="19.747cm" draw:caption-point-x="-0.135cm" draw:caption-point-y="2.32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48.604cm" svg:y="20.572cm" draw:caption-point-x="-0.61cm" draw:caption-point-y="1.49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2" draw:text-style-name="P2" svg:width="2.899cm" svg:height="0.669cm" svg:x="86.992cm" svg:y="20.587cm" draw:caption-point-x="-0.61cm" draw:caption-point-y="1.48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669cm" svg:x="105.057cm" svg:y="20.594cm" draw:caption-point-x="-0.61cm" draw:caption-point-y="1.47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2" draw:text-style-name="P2" svg:width="2.899cm" svg:height="0.669cm" svg:x="111.831cm" svg:y="20.595cm" draw:caption-point-x="-0.61cm" draw:caption-point-y="1.47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669cm" svg:x="120.864cm" svg:y="20.6cm" draw:caption-point-x="-0.61cm" draw:caption-point-y="1.47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2" draw:text-style-name="P2" svg:width="2.899cm" svg:height="0.669cm" svg:x="127.84cm" svg:y="20.835cm" draw:caption-point-x="1.446cm" draw:caption-point-y="1.23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32.154cm" svg:y="20.602cm" draw:caption-point-x="-0.61cm" draw:caption-point-y="1.46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141.366cm" svg:y="23.177cm" draw:caption-point-x="1.469cm" draw:caption-point-y="-1.10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991cm" svg:x="145.674cm" svg:y="20.694cm" draw:caption-point-x="1.677cm" draw:caption-point-y="1.37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0.219cm" svg:y="20.61cm" draw:caption-point-x="-0.61cm" draw:caption-point-y="1.46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68.284cm" svg:y="20.617cm" draw:caption-point-x="-0.61cm" draw:caption-point-y="1.45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76.204cm" svg:y="20.484cm" draw:caption-point-x="0.503cm" draw:caption-point-y="1.58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79.575cm" svg:y="20.62cm" draw:caption-point-x="-0.61cm" draw:caption-point-y="1.45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2" draw:text-style-name="P2" svg:width="2.899cm" svg:height="0.669cm" svg:x="197.248cm" svg:y="20.664cm" draw:caption-point-x="-0.218cm" draw:caption-point-y="1.40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1" draw:text-style-name="P2" svg:width="2.899cm" svg:height="0.991cm" svg:x="373.774cm" svg:y="20.675cm" draw:caption-point-x="-0.61cm" draw:caption-point-y="1.39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85.559cm" svg:y="21.287cm" draw:caption-point-x="1.154cm" draw:caption-point-y="0.7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432.909cm" svg:y="21.417cm" draw:caption-point-x="1.225cm" draw:caption-point-y="0.6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6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6:.KS36])" office:value-type="float" office:value="155.5">
            <text:p>155,5</text:p>
          </table:table-cell>
          <table:table-cell table:style-name="ce27"/>
          <table:table-cell table:style-name="ce27" office:value-type="float" office:value="1.5">
            <office:annotation office:display="true" draw:style-name="gr1" draw:text-style-name="P2" svg:width="2.899cm" svg:height="0.991cm" svg:x="10.215cm" svg:y="21.38cm" draw:caption-point-x="-0.61cm" draw:caption-point-y="1.511cm">
              <dc:creator>JR</dc:creator>
              <dc:date>2015-12-14T00:00:00</dc:date>
              <text:p text:style-name="P2">Compte rendu reu</text:p>
            </office:annotation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16.99cm" svg:y="21.382cm" draw:caption-point-x="-0.61cm" draw:caption-point-y="1.50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2.899cm" svg:height="0.669cm" svg:x="20.436cm" svg:y="20.625cm" draw:caption-point-x="0.46cm" draw:caption-point-y="2.26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2.397cm" svg:y="21.473cm" draw:caption-point-x="0.757cm" draw:caption-point-y="1.41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6.022cm" svg:y="21.387cm" draw:caption-point-x="-0.61cm" draw:caption-point-y="1.50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39.571cm" svg:y="21.39cm" draw:caption-point-x="-0.61cm" draw:caption-point-y="1.50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53.12cm" svg:y="21.393cm" draw:caption-point-x="-0.61cm" draw:caption-point-y="1.49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64.411cm" svg:y="21.397cm" draw:caption-point-x="-0.61cm" draw:caption-point-y="1.49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991cm" svg:x="89.25cm" svg:y="21.409cm" draw:caption-point-x="-0.61cm" draw:caption-point-y="1.48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05.057cm" svg:y="21.413cm" draw:caption-point-x="-0.61cm" draw:caption-point-y="1.47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20.864cm" svg:y="21.419cm" draw:caption-point-x="-0.61cm" draw:caption-point-y="1.47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1" draw:text-style-name="P2" svg:width="2.899cm" svg:height="0.991cm" svg:x="124.739cm" svg:y="24.052cm" draw:caption-point-x="2.289cm" draw:caption-point-y="-1.16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27.975cm" svg:y="24.219cm" draw:caption-point-x="1.311cm" draw:caption-point-y="-1.32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32.094cm" svg:y="21.481cm" draw:caption-point-x="-0.55cm" draw:caption-point-y="1.4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1" draw:text-style-name="P2" svg:width="2.899cm" svg:height="0.991cm" svg:x="145.198cm" svg:y="24.23cm" draw:caption-point-x="2.153cm" draw:caption-point-y="-1.33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60.643cm" svg:y="21.383cm" draw:caption-point-x="0.257cm" draw:caption-point-y="1.50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1" draw:text-style-name="P2" svg:width="2.899cm" svg:height="0.991cm" svg:x="166.7cm" svg:y="23.734cm" draw:caption-point-x="0.974cm" draw:caption-point-y="-0.84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991cm" svg:x="189.72cm" svg:y="23.975cm" draw:caption-point-x="0.536cm" draw:caption-point-y="-1.08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91.169cm" svg:y="21.079cm" draw:caption-point-x="1.345cm" draw:caption-point-y="1.81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991cm" svg:x="199.898cm" svg:y="21.452cm" draw:caption-point-x="-0.61cm" draw:caption-point-y="1.43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991cm" svg:x="224.144cm" svg:y="21.737cm" draw:caption-point-x="-0.016cm" draw:caption-point-y="1.15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2" draw:text-style-name="P2" svg:width="2.899cm" svg:height="0.669cm" svg:x="241.021cm" svg:y="21.438cm" draw:caption-point-x="1.172cm" draw:caption-point-y="1.45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245.061cm" svg:y="21.468cm" draw:caption-point-x="-0.61cm" draw:caption-point-y="1.42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03.772cm" svg:y="21.478cm" draw:caption-point-x="-0.61cm" draw:caption-point-y="1.41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34.704cm" svg:y="21.532cm" draw:caption-point-x="0.072cm" draw:caption-point-y="1.35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1" draw:text-style-name="P2" svg:width="2.899cm" svg:height="0.991cm" svg:x="349.076cm" svg:y="21.535cm" draw:caption-point-x="1.507cm" draw:caption-point-y="1.35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991cm" svg:x="353.451cm" svg:y="21.49cm" draw:caption-point-x="-0.61cm" draw:caption-point-y="1.40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69.752cm" svg:y="24.073cm" draw:caption-point-x="1.154cm" draw:caption-point-y="-1.18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77.727cm" svg:y="20.978cm" draw:caption-point-x="2.212cm" draw:caption-point-y="1.91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381.042cm" svg:y="21.683cm" draw:caption-point-x="1.155cm" draw:caption-point-y="1.2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81.701cm" svg:y="24.03cm" draw:caption-point-x="2.754cm" draw:caption-point-y="-1.1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85.066cm" svg:y="24.007cm" draw:caption-point-x="1.647cm" draw:caption-point-y="-1.1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991cm" svg:x="400.637cm" svg:y="21.736cm" draw:caption-point-x="1.883cm" draw:caption-point-y="1.15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158cm" svg:height="0.991cm" svg:x="415.997cm" svg:y="22.022cm" draw:caption-point-x="2.33cm" draw:caption-point-y="0.8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991cm" svg:x="429.381cm" svg:y="22.071cm" draw:caption-point-x="2.495cm" draw:caption-point-y="0.8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523.869cm" svg:y="22.793cm" draw:caption-point-x="0.59cm" draw:caption-point-y="0.09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16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7:.KS37])" office:value-type="float" office:value="137">
            <text:p>137,0</text:p>
          </table:table-cell>
          <table:table-cell table:style-name="ce27" table:number-columns-repeated="11"/>
          <table:table-cell table:style-name="ce27" office:value-type="float" office:value="2.5">
            <office:annotation office:display="true" draw:style-name="gr2" draw:text-style-name="P2" svg:width="2.899cm" svg:height="0.669cm" svg:x="32.41cm" svg:y="22.558cm" draw:caption-point-x="-0.223cm" draw:caption-point-y="1.15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2" draw:text-style-name="P2" svg:width="2.899cm" svg:height="0.669cm" svg:x="95.755cm" svg:y="24.729cm" draw:caption-point-x="-0.341cm" draw:caption-point-y="-1.01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2" draw:text-style-name="P2" svg:width="2.899cm" svg:height="0.669cm" svg:x="112.842cm" svg:y="22.336cm" draw:caption-point-x="0.637cm" draw:caption-point-y="1.37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2" draw:text-style-name="P2" svg:width="2.899cm" svg:height="0.669cm" svg:x="148.348cm" svg:y="24.646cm" draw:caption-point-x="1.261cm" draw:caption-point-y="-0.93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2" draw:text-style-name="P2" svg:width="2.899cm" svg:height="0.669cm" svg:x="152.478cm" svg:y="22.252cm" draw:caption-point-x="-0.61cm" draw:caption-point-y="1.4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2.093cm" svg:y="24.923cm" draw:caption-point-x="2.356cm" draw:caption-point-y="-1.21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77.317cm" svg:y="24.157cm" draw:caption-point-x="-0.61cm" draw:caption-point-y="-0.44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1" draw:text-style-name="P2" svg:width="2.899cm" svg:height="0.991cm" svg:x="306.03cm" svg:y="22.299cm" draw:caption-point-x="-0.61cm" draw:caption-point-y="1.41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378.503cm" svg:y="24.919cm" draw:caption-point-x="1.436cm" draw:caption-point-y="-1.20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1.876cm" svg:height="0.669cm" svg:x="416.373cm" svg:y="24.833cm" draw:caption-point-x="1.954cm" draw:caption-point-y="-1.1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429.545cm" svg:y="24.674cm" draw:caption-point-x="2.331cm" draw:caption-point-y="-0.96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6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8:.KS38])" office:value-type="float" office:value="15">
            <text:p>15,0</text:p>
          </table:table-cell>
          <table:table-cell table:style-name="ce27" table:number-columns-repeated="68"/>
          <table:table-cell table:style-name="ce27" office:value-type="float" office:value="1.5">
            <office:annotation office:display="true" draw:style-name="gr2" draw:text-style-name="P2" svg:width="2.899cm" svg:height="0.669cm" svg:x="161.405cm" svg:y="24.77cm" draw:caption-point-x="-0.505cm" draw:caption-point-y="-0.23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6.239cm" svg:y="25.513cm" draw:caption-point-x="0.468cm" draw:caption-point-y="-0.9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292.215cm" svg:y="24.169cm" draw:caption-point-x="-0.343cm" draw:caption-point-y="0.36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16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9:.KS39])" office:value-type="float" office:value="16.5">
            <text:p>16,5</text:p>
          </table:table-cell>
          <table:table-cell table:style-name="ce27" table:number-columns-repeated="208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519.235cm" svg:y="26.568cm" draw:caption-point-x="2.966cm" draw:caption-point-y="-1.2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16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40:.KS40])" office:value-type="float" office:value="104">
            <text:p>104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1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208.931cm" svg:y="24.829cm" draw:caption-point-x="-0.61cm" draw:caption-point-y="1.43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07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1:.KS41])" office:value-type="float" office:value="4">
            <text:p>4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table:number-columns-repeated="244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18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5.5">
            <text:p>15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default-cell-style-name="ce35"/>
        <table:table-column table:style-name="co35" table:default-cell-style-name="ce35"/>
        <table:table-column table:style-name="co3" table:number-columns-repeated="1012" table:default-cell-style-name="ce35"/>
        <table:table-row table:style-name="ro1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11cm" svg:x="0.752cm" svg:y="0.052cm">
              <draw:object draw:notify-on-update-of-ranges="TimeLog.C6:TimeLog.K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07">
            <text:p>1407</text:p>
          </table:table-cell>
          <table:table-cell table:formula="of:=[TimeLog.B6]" office:value-type="float" office:value="1508.5">
            <text:p>1508,5</text:p>
          </table:table-cell>
          <table:table-cell table:formula="of:=[.B3]/[.A3]" office:value-type="float" office:value="1.07213930348259">
            <text:p>1,07213930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BD6:.F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3" office:value-type="string">
            <text:p>Total</text:p>
          </table:table-cell>
          <table:table-cell table:formula="of:=SUM([TimeLog.K6:.B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7" table:formula="of:=SUM([TimeLog.FM20:.GX20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BD7:.F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3"/>
          <table:table-cell table:formula="of:=SUM([TimeLog.K7:.B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7" table:formula="of:=SUM([TimeLog.FM21:.GX21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D13:.FL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3" office:value-type="string">
            <text:p>Theory</text:p>
          </table:table-cell>
          <table:table-cell table:formula="of:=SUM([TimeLog.K9:.BC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7" table:formula="of:=SUM([TimeLog.FM22:.GX22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D14:.FL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3" office:value-type="string">
            <text:p>ExperimentalModeling</text:p>
          </table:table-cell>
          <table:table-cell table:formula="of:=SUM([TimeLog.K10:.BC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9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7" table:formula="of:=SUM([TimeLog.FM23:.GX23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D15:.FL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3" office:value-type="string">
            <text:p>CorrelatedSyntheticData</text:p>
          </table:table-cell>
          <table:table-cell table:formula="of:=SUM([TimeLog.K11:.BC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7" table:formula="of:=SUM([TimeLog.FM24:.GX24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D16:.FL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3" office:value-type="string">
            <text:p>MediationEcotox</text:p>
          </table:table-cell>
          <table:table-cell table:formula="of:=SUM([TimeLog.K12:.BC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7" table:formula="of:=SUM([TimeLog.FM25:.GX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D17:.FL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3" office:value-type="string">
            <text:p>Plan</text:p>
          </table:table-cell>
          <table:table-cell table:formula="of:=SUM([TimeLog.K13:.BC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7" table:formula="of:=SUM([TimeLog.FM26:.GX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D18:.FL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3" office:value-type="string">
            <text:p>DensityGeneration</text:p>
          </table:table-cell>
          <table:table-cell table:formula="of:=SUM([TimeLog.K14:.BC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7" table:formula="of:=SUM([TimeLog.FM27:.GX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D19:.FL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3" office:value-type="string">
            <text:p>PatentsMining</text:p>
          </table:table-cell>
          <table:table-cell table:formula="of:=SUM([TimeLog.K16:.BC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7" table:formula="of:=SUM([TimeLog.FM28:.GX28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D20:.FL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3" office:value-type="string">
            <text:p>MetaZipf</text:p>
          </table:table-cell>
          <table:table-cell table:formula="of:=SUM([TimeLog.K17:.BC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7" table:formula="of:=SUM([TimeLog.FM29:.GX29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D21:.FL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3" office:value-type="string">
            <text:p>Monitorat</text:p>
          </table:table-cell>
          <table:table-cell table:formula="of:=SUM([TimeLog.K18:.BC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7" table:formula="of:=SUM([TimeLog.FM30:.GX30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D22:.FL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3" office:value-type="string">
            <text:p>CyberGeo</text:p>
          </table:table-cell>
          <table:table-cell table:formula="of:=SUM([TimeLog.K19:.BC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7" table:formula="of:=SUM([TimeLog.FM31:.GX3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D23:.FL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4" office:value-type="string">
            <text:p>Synthetic Data Control</text:p>
          </table:table-cell>
          <table:table-cell table:formula="of:=SUM([TimeLog.K31:.BC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7" table:formula="of:=SUM([TimeLog.FM32:.GX32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BD24:.FL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3" office:value-type="string">
            <text:p>Technical Tools</text:p>
          </table:table-cell>
          <table:table-cell table:formula="of:=SUM([TimeLog.K35:.BC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M33:.GX33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BD25:.FL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3" office:value-type="string">
            <text:p>Organisation/Workflow</text:p>
          </table:table-cell>
          <table:table-cell table:formula="of:=SUM([TimeLog.K36:.BC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7" table:formula="of:=SUM([TimeLog.FM34:.GX34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BD26:.FL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3" office:value-type="string">
            <text:p>Seminar/Conference/Course</text:p>
          </table:table-cell>
          <table:table-cell table:formula="of:=SUM([TimeLog.K37:.BC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7" table:formula="of:=SUM([TimeLog.FM35:.GX35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BD27:.FL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2" office:value-type="string">
            <text:p>General Bibliography</text:p>
          </table:table-cell>
          <table:table-cell table:formula="of:=SUM([TimeLog.K40:.BC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7" table:formula="of:=SUM([TimeLog.FM36:.GX36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BD28:.FL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7" table:formula="of:=SUM([TimeLog.FM37:.GX37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BD29:.FL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7" table:formula="of:=SUM([TimeLog.FM38:.GX38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BD30:.FL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7" table:formula="of:=SUM([TimeLog.FM39:.GX39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BD31:.FL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7" table:formula="of:=SUM([TimeLog.FM40:.GX40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BD32:.FL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3"/>
          <table:table-cell table:number-columns-repeated="1012"/>
        </table:table-row>
        <table:table-row table:style-name="ro33">
          <table:table-cell table:formula="of:=[TimeLog.A41]" office:value-type="string" office:string-value="CarPooling (side project)">
            <text:p>CarPooling (side project)</text:p>
          </table:table-cell>
          <table:table-cell table:style-name="ce37" table:formula="of:=SUM([TimeLog.FM41:.GX41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BD33:.FL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FM42:.GX42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BD34:.FL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M43:.GX43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BD35:.FL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7" table:formula="of:=SUM([TimeLog.FM44:.GX44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BD36:.FL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7" table:formula="of:=SUM([TimeLog.FM45:.GX45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BD37:.FL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BD38:.FL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BD39:.FL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BD40:.FL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BD41:.FL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5">
            <text:p>30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14/12/2015</text:date>, <text:time>18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4T18:41:40</dc:date>
    <dc:creator>Juste Raimbault</dc:creator>
    <meta:editing-duration>P17DT23H41M</meta:editing-duration>
    <meta:editing-cycles>640</meta:editing-cycles>
    <meta:generator>OpenOffice/4.1.1$Unix OpenOffice.org_project/411m6$Build-9775</meta:generator>
    <meta:document-statistic meta:table-count="10" meta:cell-count="47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S6" chart:class="chart:bar">
            <chart:data-point chart:repeated="3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KS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